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10" style:family="paragraph" style:parent-style-name="Standard">
      <style:text-properties style:font-name="Liberation Sans" fo:language="en" fo:country="US" officeooo:rsid="00067cda" officeooo:paragraph-rsid="00067cda"/>
    </style:style>
    <style:style style:name="P11" style:family="paragraph" style:parent-style-name="Standard">
      <style:text-properties style:font-name="Liberation Sans" fo:language="en" fo:country="US" officeooo:rsid="0012a4bd" officeooo:paragraph-rsid="0012a4b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67cda"/>
    </style:style>
    <style:style style:name="P14" style:family="paragraph" style:parent-style-name="Standard">
      <style:paragraph-properties fo:text-align="justify" style:justify-single-word="false"/>
      <style:text-properties officeooo:paragraph-rsid="0007c970"/>
    </style:style>
    <style:style style:name="P15" style:family="paragraph" style:parent-style-name="Standard">
      <style:paragraph-properties fo:text-align="justify" style:justify-single-word="false"/>
      <style:text-properties officeooo:paragraph-rsid="000db620"/>
    </style:style>
    <style:style style:name="P16" style:family="paragraph" style:parent-style-name="Standard">
      <style:text-properties officeooo:paragraph-rsid="000442af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8" style:family="paragraph" style:parent-style-name="Standard">
      <style:text-properties style:font-name="Liberation Sans" officeooo:paragraph-rsid="000442af"/>
    </style:style>
    <style:style style:name="P19" style:family="paragraph" style:parent-style-name="Standard">
      <style:text-properties style:font-name="Liberation Sans" style:text-underline-style="none" officeooo:paragraph-rsid="000442af"/>
    </style:style>
    <style:style style:name="P20" style:family="paragraph" style:parent-style-name="Standard">
      <style:text-properties officeooo:paragraph-rsid="000442a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officeooo:rsid="000db620"/>
    </style:style>
    <style:style style:name="T17" style:family="text">
      <style:text-properties officeooo:rsid="00155106"/>
    </style:style>
    <style:style style:name="T18" style:family="text">
      <style:text-properties officeooo:rsid="00163b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python journal:</text:p>
      <text:p text:style-name="P4"/>
      <text:p text:style-name="P4">Stack traces are different between Tao’s and Rodo’s (2 different machines) when running the same code.</text:p>
      <text:p text:style-name="P5">To-do:</text:p>
      <text:p text:style-name="P17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17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7"/>
      <text:p text:style-name="P13"><text:span text:style-name="T4">Change in the directory’s content </text:span><text:span text:style-name="T5">do</text:span><text:span text:style-name="T7">es</text:span><text:span text:style-name="T5"> not affect the stack traces.</text:span></text:p>
      <text:p text:style-name="P7"/>
      <text:p text:style-name="P14"><text:span text:style-name="T5">Change in executed file location </text:span><text:span text:style-name="T7">does not</text:span><text:span text:style-name="T5"> affects the stack traces.</text:span></text:p>
      <text:p text:style-name="P3"/>
      <text:p text:style-name="P6">When running python code to compare 2 stack traces, the stack trace text files must be stored in different directory or renamed as running a new python code <text:span text:style-name="T16">(in this case, the compare code)</text:span> will try to overwrite and read the text file at the same time.</text:p>
      <text:p text:style-name="P6"/>
      <text:p text:style-name="P15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operations many times.</text:span></text:p>
      <text:p text:style-name="P9">So, to evaluate the differences between 2 ‘vpython.txt’ files and avoid vpython generating large stack trace file, I use python version 3.8 instead.</text:p>
      <text:p text:style-name="P8"/>
      <text:p text:style-name="P8"/>
      <text:p text:style-name="P2"/>
      <text:p text:style-name="P2"/>
      <text:p text:style-name="P10">TODOs:</text:p>
      <text:p text:style-name="P11">Record differences between 2 files</text:p>
      <text:p text:style-name="P8">Use different methods to print csv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How to push code to github:</text:p>
      <text:p text:style-name="P1"/>
      <text:p text:style-name="P1">git init</text:p>
      <text:p text:style-name="P19">git add .</text:p>
      <text:p text:style-name="P16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16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  <text:p text:style-name="P1">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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7</meta:editing-cycles>
    <meta:editing-duration>P3DT5H33M45S</meta:editing-duration>
    <dc:date>2021-12-16T22:08:32.603955626</dc:date>
    <meta:document-statistic meta:table-count="0" meta:image-count="0" meta:object-count="0" meta:page-count="2" meta:paragraph-count="21" meta:word-count="250" meta:character-count="1494" meta:non-whitespace-character-count="1265"/>
  </office:meta>
</office:document-meta>
</file>